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ssFeedView.newF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ssFeedView.AbstractRssFeed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ssFeedView.buildFeedEntries( Map &lt; String , Object &gt; model , Channel chann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